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B0000005B047C7F82B2B157FA.png" manifest:media-type="image/png"/>
  <manifest:file-entry manifest:full-path="Pictures/100033760000097300000971C3D23BAA894C4A54.svg" manifest:media-type="image/svg+xml"/>
  <manifest:file-entry manifest:full-path="Pictures/100002010000005B0000005B02526E0F6C836E8D.png" manifest:media-type="image/png"/>
  <manifest:file-entry manifest:full-path="Pictures/10001688000009730000097362C1DAE63715920A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0000" draw:marker-start-width="0.227cm" draw:marker-end-width="0.227cm" svg:stroke-opacity="100%" draw:fill-color="#db241c" draw:textarea-horizontal-align="justify" draw:textarea-vertical-align="middle" draw:auto-grow-height="false" fo:min-height="5.442cm" fo:min-width="18.892cm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.5cm" fo:margin-right="0cm" fo:text-align="start" fo:text-indent="0cm"/>
      <style:text-properties style:font-name="Nimbus Sans L" fo:font-weight="bold" style:font-weight-asian="bold" style:font-weight-complex="bold"/>
    </style:style>
    <style:style style:name="P2" style:family="paragraph">
      <loext:graphic-properties draw:fill-color="#db241c"/>
      <style:paragraph-properties fo:margin-left="0.5cm" fo:margin-right="0cm" fo:text-align="start" fo:text-indent="0cm"/>
      <style:text-properties fo:color="#ffffff" style:font-name="Nimbus Sans L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b241c"/>
      <style:paragraph-properties fo:text-align="center"/>
      <style:text-properties fo:color="#ffffff" style:font-name="Nimbus Sans L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ffffff" style:font-name="Nimbus Sans L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7cm" svg:height="6cm" svg:x="8.5cm" svg:y="3.5cm">
          <text:p text:style-name="P1"><text:span text:style-name="T1">Keep clear</text:span></text:p>
          <draw:enhanced-geometry svg:viewBox="0 0 21600 21600" draw:path-stretchpoint-x="10800" draw:path-stretchpoint-y="10800" draw:text-areas="?f3 ?f4 ?f5 ?f6" draw:type="round-rectangle" draw:modifiers="1786.37337523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963cm" svg:height="5.958cm" svg:x="1.5cm" svg:y="3.542cm">
          <draw:image xlink:href="Pictures/10001688000009730000097362C1DAE63715920A.svg" xlink:type="simple" xlink:show="embed" xlink:actuate="onLoad">
            <text:p/>
          </draw:image>
          <draw:image xlink:href="Pictures/100002010000005B0000005B02526E0F6C836E8D.png" xlink:type="simple" xlink:show="embed" xlink:actuate="onLoad"/>
        </draw:frame>
        <draw:custom-shape draw:style-name="gr1" draw:text-style-name="P4" draw:layer="layout" svg:width="19.7cm" svg:height="6cm" svg:x="8.5cm" svg:y="11.5cm">
          <text:p text:style-name="P1"><text:span text:style-name="T1">No smoking</text:span></text:p>
          <draw:enhanced-geometry svg:viewBox="0 0 21600 21600" draw:path-stretchpoint-x="10800" draw:path-stretchpoint-y="10800" draw:text-areas="?f3 ?f4 ?f5 ?f6" draw:type="round-rectangle" draw:modifiers="1786.37337523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963cm" svg:height="5.958cm" svg:x="1.5cm" svg:y="11.542cm">
          <draw:image xlink:href="Pictures/100033760000097300000971C3D23BAA894C4A54.svg" xlink:type="simple" xlink:show="embed" xlink:actuate="onLoad">
            <text:p/>
          </draw:image>
          <draw:image xlink:href="Pictures/100002010000005B0000005B047C7F82B2B157F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1:15:21.737413948</meta:creation-date>
    <dc:date>2016-07-21T11:41:32.148140806</dc:date>
    <meta:editing-duration>PT11M</meta:editing-duration>
    <meta:editing-cycles>1</meta:editing-cycles>
    <meta:document-statistic meta:object-count="4"/>
    <meta:generator>LibreOffice/5.0.3.2$Linux_X86_64 LibreOffice_project/00m0$Build-2</meta:generator>
  </office:meta>
</office:document-meta>
</file>